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2.39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clock</text:p>
          </table:table-cell>
          <table:table-cell table:style-name="ce1" office:value-type="float" office:value="84000000">
            <text:p>8.40E+007</text:p>
          </table:table-cell>
          <table:table-cell table:formula="of:=[.D1]" office:value-type="float" office:value="84000000">
            <text:p>8.40E+007</text:p>
          </table:table-cell>
          <table:table-cell table:style-name="ce1" office:value-type="float" office:value="84000000">
            <text:p>8.40E+007</text:p>
          </table:table-cell>
        </table:table-row>
        <table:table-row table:style-name="ro1">
          <table:table-cell office:value-type="string">
            <text:p>freq</text:p>
          </table:table-cell>
          <table:table-cell office:value-type="float" office:value="10500">
            <text:p>10500</text:p>
          </table:table-cell>
          <table:table-cell table:formula="of:=[.C1]/[.C4]" office:value-type="float" office:value="26250">
            <text:p>26250</text:p>
          </table:table-cell>
          <table:table-cell office:value-type="float" office:value="5250">
            <text:p>52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vision</text:p>
          </table:table-cell>
          <table:table-cell table:formula="of:=[.B1]/[.B2]" office:value-type="float" office:value="8000">
            <text:p>8000</text:p>
          </table:table-cell>
          <table:table-cell table:formula="of:=[.C7]*[.C5]" office:value-type="float" office:value="3200">
            <text:p>3200</text:p>
          </table:table-cell>
          <table:table-cell table:formula="of:=[.D1]/[.D2]" office:value-type="float" office:value="16000">
            <text:p>16000</text:p>
          </table:table-cell>
        </table:table-row>
        <table:table-row table:style-name="ro1">
          <table:table-cell office:value-type="string">
            <text:p>duty</text:p>
          </table:table-cell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4]/[.B5]" office:value-type="float" office:value="8">
            <text:p>8</text:p>
          </table:table-cell>
          <table:table-cell table:formula="of:=[.C8]*2" office:value-type="float" office:value="4">
            <text:p>4</text:p>
          </table:table-cell>
          <table:table-cell table:formula="of:=[.D4]/[.D5]" office:value-type="float" office:value="16">
            <text:p>16</text:p>
          </table:table-cell>
        </table:table-row>
        <table:table-row table:style-name="ro2">
          <table:table-cell office:value-type="string">
            <text:p>center aligned</text:p>
          </table:table-cell>
          <table:table-cell table:formula="of:=[.B7]/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7]/2" office:value-type="float" office:value="8">
            <text:p>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3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23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Zenti</meta:initial-creator>
    <meta:creation-date>2019-03-20T19:54:19</meta:creation-date>
    <dc:date>2019-04-11T23:03:15</dc:date>
    <dc:creator>Marco Zenti</dc:creator>
    <meta:editing-duration>PT23H49M31S</meta:editing-duration>
    <meta:editing-cycles>2</meta:editing-cycles>
    <meta:generator>OpenOffice/4.1.3$Unix OpenOffice.org_project/413m1$Build-9783</meta:generator>
    <meta:document-statistic meta:table-count="3" meta:cell-count="23" meta:object-count="0"/>
  </office:meta>
</office:document-meta>
</file>